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898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1.A" style:family="table-column">
      <style:table-column-properties style:column-width="6.297cm"/>
    </style:style>
    <style:style style:name="Tabelle1.B" style:family="table-column">
      <style:table-column-properties style:column-width="10.601cm"/>
    </style:style>
    <style:style style:name="Tabelle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le1.5" style:family="table-row">
      <style:table-row-properties style:min-row-height="0.302cm"/>
    </style:style>
    <style:style style:name="_24__24__7b_ROWCONTEXTS_3d__2c_publishDetail.DegreeProgram_7d_" style:display-name="$${ROWCONTEXTS=,publishDetail.DegreeProgram}" style:family="table">
      <style:table-properties style:width="16.988cm" fo:margin-left="-0.016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_2c_publishDetail.DegreeProgram_7d_.A" style:display-name="$${ROWCONTEXTS=,publishDetail.DegreeProgram}.A" style:family="table-column">
      <style:table-column-properties style:column-width="2.189cm" style:rel-column-width="1241*"/>
    </style:style>
    <style:style style:name="_24__24__7b_ROWCONTEXTS_3d__2c_publishDetail.DegreeProgram_7d_.B" style:display-name="$${ROWCONTEXTS=,publishDetail.DegreeProgram}.B" style:family="table-column">
      <style:table-column-properties style:column-width="9.911cm" style:rel-column-width="5619*"/>
    </style:style>
    <style:style style:name="_24__24__7b_ROWCONTEXTS_3d__2c_publishDetail.DegreeProgram_7d_.C" style:display-name="$${ROWCONTEXTS=,publishDetail.DegreeProgram}.C" style:family="table-column">
      <style:table-column-properties style:column-width="4.888cm" style:rel-column-width="2771*"/>
    </style:style>
    <style:style style:name="_24__24__7b_ROWCONTEXTS_3d__2c_publishDetail.DegreeProgram_7d_.1" style:display-name="$${ROWCONTEXTS=,publishDetail.DegreeProgram}.1" style:family="table-row">
      <style:table-row-properties fo:background-color="transparent">
        <style:background-image/>
      </style:table-row-properties>
    </style:style>
    <style:style style:name="_24__24__7b_ROWCONTEXTS_3d__2c_publishDetail.DegreeProgram_7d_.A1" style:display-name="$${ROWCONTEXTS=,publishDetail.DegreeProgram}.A1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_2c_publishDetail.DegreeProgram_7d_.A2" style:display-name="$${ROWCONTEXTS=,publishDetail.DegreeProgram}.A2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_2c_publishDetail.DegreeProgram_7d_.3" style:display-name="$${ROWCONTEXTS=,publishDetail.DegreeProgram}.3" style:family="table-row">
      <style:table-row-properties fo:background-color="#ffffff">
        <style:background-image/>
      </style:table-row-properties>
    </style:style>
    <style:style style:name="_24__24__7b_ROWCONTEXTS_3d_AllStudySegFinished_7d_" style:display-name="$${ROWCONTEXTS=AllStudySegFinished}" style:family="table">
      <style:table-properties style:width="17.007cm" fo:margin-left="-0.035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AllStudySegFinished_7d_.A" style:display-name="$${ROWCONTEXTS=AllStudySegFinished}.A" style:family="table-column">
      <style:table-column-properties style:column-width="11.113cm" style:rel-column-width="6300*"/>
    </style:style>
    <style:style style:name="_24__24__7b_ROWCONTEXTS_3d_AllStudySegFinished_7d_.B" style:display-name="$${ROWCONTEXTS=AllStudySegFinished}.B" style:family="table-column">
      <style:table-column-properties style:column-width="5.895cm" style:rel-column-width="3342*"/>
    </style:style>
    <style:style style:name="_24__24__7b_ROWCONTEXTS_3d_AllStudySegFinished_7d_.1" style:display-name="$${ROWCONTEXTS=AllStudySegFinished}.1" style:family="table-row">
      <style:table-row-properties fo:background-color="transparent">
        <style:background-image/>
      </style:table-row-properties>
    </style:style>
    <style:style style:name="_24__24__7b_ROWCONTEXTS_3d_AllStudySegFinished_7d_.A1" style:display-name="$${ROWCONTEXTS=AllStudySegFinished}.A1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.A2" style:display-name="$${ROWCONTEXTS=AllStudySegFinished}.A2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.3" style:display-name="$${ROWCONTEXTS=AllStudySegFinished}.3" style:family="table-row">
      <style:table-row-properties fo:background-color="#ffffff">
        <style:background-image/>
      </style:table-row-properties>
    </style:style>
    <style:style style:name="P1" style:family="paragraph" style:parent-style-name="Header">
      <style:paragraph-properties style:writing-mode="lr-tb"/>
    </style:style>
    <style:style style:name="P2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4f5c8d" officeooo:paragraph-rsid="01c2b7f7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4f5c8d" officeooo:paragraph-rsid="01de24d9" style:font-size-asian="10pt" style:font-weight-asian="bold" style:font-size-complex="10pt" style:font-weight-complex="bold"/>
    </style:style>
    <style:style style:name="P4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7f3661" officeooo:paragraph-rsid="01c2b7f7" style:font-size-asian="10pt" style:font-weight-asian="bold" style:font-size-complex="10pt" style:font-weight-complex="bold"/>
    </style:style>
    <style:style style:name="P5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cb0323" officeooo:paragraph-rsid="01de24d9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d5d1a7" officeooo:paragraph-rsid="01de24d9" style:font-size-asian="10pt" style:font-weight-asian="bold" style:font-size-complex="10pt" style:font-weight-complex="bold"/>
    </style:style>
    <style:style style:name="P7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7f3661" officeooo:paragraph-rsid="01c2b7f7" style:font-size-asian="10pt" style:font-weight-asian="normal" style:font-size-complex="10pt" style:font-weight-complex="normal"/>
    </style:style>
    <style:style style:name="P8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5f803e" officeooo:paragraph-rsid="01d1f4a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style:font-name="Carlito" fo:font-size="10pt" fo:language="de" fo:country="DE" fo:font-weight="normal" officeooo:paragraph-rsid="013424d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style:font-name="Carlito" fo:font-size="10pt" fo:language="de" fo:country="DE" fo:font-weight="normal" officeooo:rsid="00ef7129" officeooo:paragraph-rsid="013424d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1" style:family="paragraph" style:parent-style-name="Standard">
      <style:text-properties style:font-name="Carlito" fo:font-size="10pt" fo:language="de" fo:country="DE" officeooo:rsid="014053bd" officeooo:paragraph-rsid="017257c8" style:font-size-asian="10pt" style:language-asian="de" style:country-asian="DE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436822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3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dadd33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Carlito" fo:font-size="10pt" fo:font-weight="normal" officeooo:paragraph-rsid="013424d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Carlito" fo:font-size="10pt" officeooo:rsid="014053bd" officeooo:paragraph-rsid="017257c8" style:font-size-asian="10pt" style:font-size-complex="10pt"/>
    </style:style>
    <style:style style:name="P16" style:family="paragraph" style:parent-style-name="Standard">
      <style:paragraph-properties fo:margin-top="0.201cm" fo:margin-bottom="0.201cm" style:contextual-spacing="false" fo:break-before="auto" fo:break-after="auto"/>
      <style:text-properties style:font-name="Carlito" fo:font-size="10pt" officeooo:rsid="014053bd" officeooo:paragraph-rsid="017257c8" style:font-size-asian="10pt" style:font-size-complex="10pt"/>
    </style:style>
    <style:style style:name="P17" style:family="paragraph" style:parent-style-name="Standard">
      <style:text-properties style:font-name="Carlito" fo:font-size="10pt" officeooo:rsid="014053bd" officeooo:paragraph-rsid="01de24d9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2pt" officeooo:paragraph-rsid="013cc56b" style:font-size-asian="10.5pt" style:font-size-complex="12pt"/>
    </style:style>
    <style:style style:name="P19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07106d1" officeooo:paragraph-rsid="01de24d9" fo:background-color="transparent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15%" fo:text-align="start" style:justify-single-word="false" fo:break-before="auto" fo:break-after="auto" style:text-autospace="none" style:writing-mode="lr-tb">
        <style:tab-stops>
          <style:tab-stop style:position="2.963cm"/>
          <style:tab-stop style:position="10.954cm"/>
        </style:tab-stops>
      </style:paragraph-properties>
      <style:text-properties fo:color="#1256a4" loext:opacity="100%" style:font-name="Carlito" fo:font-size="14pt" style:text-underline-style="none" officeooo:rsid="013424d7" officeooo:paragraph-rsid="013424d7" fo:background-color="transparent" style:font-name-asian="Consolas" style:font-size-asian="14pt" style:font-name-complex="Consolas" style:font-size-complex="14pt"/>
    </style:style>
    <style:style style:name="P21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1de24d9"/>
    </style:style>
    <style:style style:name="P22" style:family="paragraph" style:parent-style-name="Heading_20_1">
      <style:paragraph-properties fo:text-align="center" style:justify-single-word="false"/>
      <style:text-properties fo:color="#3465a4" loext:opacity="100%" style:font-name="Carlito" fo:font-size="18pt" officeooo:rsid="01cd8c3f" officeooo:paragraph-rsid="01cd8c3f" style:font-size-asian="18pt" style:font-size-complex="18pt"/>
    </style:style>
    <style:style style:name="P23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de" fo:country="DE" fo:font-weight="normal" officeooo:paragraph-rsid="01436822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de" fo:country="DE" fo:font-weight="normal" officeooo:paragraph-rsid="013424d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5" style:family="paragraph" style:parent-style-name="Heading_20_1" style:list-style-name="">
      <style:paragraph-properties fo:margin-top="0.101cm" fo:margin-bottom="0.101cm" style:contextual-spacing="false"/>
      <style:text-properties style:font-name="Carlito" fo:font-size="10pt" fo:language="de" fo:country="DE" fo:font-weight="normal" officeooo:paragraph-rsid="013424d7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Heading_20_1" style:list-style-name="">
      <style:paragraph-properties fo:margin-top="0.101cm" fo:margin-bottom="0.101cm" style:contextual-spacing="false"/>
      <style:text-properties style:font-name="Carlito" fo:font-size="10pt" fo:language="de" fo:country="DE" fo:font-weight="normal" officeooo:rsid="01e4df92" officeooo:paragraph-rsid="01e4df92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officeooo:paragraph-rsid="013424d7"/>
    </style:style>
    <style:style style:name="P28" style:family="paragraph" style:parent-style-name="Heading_20_1">
      <loext:graphic-properties draw:fill="none"/>
      <style:paragraph-properties fo:margin-left="0.801cm" fo:margin-right="0.101cm" fo:margin-top="0.201cm" fo:margin-bottom="0.201cm" style:contextual-spacing="false" fo:text-align="start" style:justify-single-word="false" fo:text-indent="-0.9cm" style:auto-text-indent="false" fo:background-color="transparent" fo:keep-with-next="always" style:text-autospace="ideograph-alpha" style:vertical-align="auto"/>
      <style:text-properties style:font-name="Carlito" fo:font-size="14pt" officeooo:rsid="0178d0b6" officeooo:paragraph-rsid="01c4c664" style:font-size-asian="14pt" style:font-size-complex="14pt"/>
    </style:style>
    <style:style style:name="P29" style:family="paragraph" style:parent-style-name="Heading_20_1">
      <style:paragraph-properties fo:margin-top="0.201cm" fo:margin-bottom="0.201cm" style:contextual-spacing="false" fo:text-align="start" style:justify-single-word="false"/>
      <style:text-properties fo:color="#1256a4" loext:opacity="100%" style:font-name="Carlito" fo:font-size="14pt" style:text-underline-style="none" officeooo:rsid="013424d7" officeooo:paragraph-rsid="01e05b1a" fo:background-color="transparent" style:font-name-asian="Consolas" style:font-size-asian="14pt" style:font-name-complex="Consolas" style:font-size-complex="14pt"/>
    </style:style>
    <style:style style:name="P30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style:font-name="Carlito" fo:font-size="10pt" fo:language="de" fo:country="DE" fo:font-weight="normal" officeooo:rsid="01e4df92" officeooo:paragraph-rsid="01e4df92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2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1ea075a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style:font-name="Carlito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5" style:family="text">
      <style:text-properties fo:color="#1256a4" loext:opacity="100%" style:text-underline-style="none" fo:background-color="transparent" loext:char-shading-value="0" style:font-name-asian="Consolas" style:font-name-complex="Consolas"/>
    </style:style>
    <style:style style:name="T6" style:family="text">
      <style:text-properties fo:color="#1256a4" loext:opacity="100%" style:text-underline-style="none" officeooo:rsid="018194b2" fo:background-color="transparent" loext:char-shading-value="0" style:font-name-asian="Consolas" style:font-name-complex="Consolas"/>
    </style:style>
    <style:style style:name="T7" style:family="text">
      <style:text-properties officeooo:rsid="01306256"/>
    </style:style>
    <style:style style:name="T8" style:family="text">
      <style:text-properties officeooo:rsid="013bc409"/>
    </style:style>
    <style:style style:name="T9" style:family="text">
      <style:text-properties officeooo:rsid="014053a3"/>
    </style:style>
    <style:style style:name="T10" style:family="text">
      <style:text-properties fo:font-size="10pt" fo:language="de" fo:country="DE" fo:font-weight="normal" officeooo:rsid="013424d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fo:font-size="10pt" fo:language="de" fo:country="DE" fo:font-weight="normal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officeooo:rsid="01aca8de"/>
    </style:style>
    <style:style style:name="T13" style:family="text">
      <style:text-properties officeooo:rsid="01cb0323"/>
    </style:style>
    <style:style style:name="T14" style:family="text">
      <style:text-properties officeooo:rsid="01d1f4ae"/>
    </style:style>
    <style:style style:name="T15" style:family="text">
      <style:text-properties officeooo:rsid="01d4104a"/>
    </style:style>
    <style:style style:name="T16" style:family="text">
      <style:text-properties officeooo:rsid="01d4246a"/>
    </style:style>
    <style:style style:name="T17" style:family="text">
      <style:text-properties officeooo:rsid="01d5d1a7"/>
    </style:style>
    <style:style style:name="T18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07106d1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2186102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1e50ae2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1e58c19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1e4a8d2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1e0c133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1e5a3e8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officeooo:rsid="0218fbb3"/>
    </style:style>
    <style:style style:name="T26" style:family="text">
      <style:text-properties style:text-outline="false" style:text-line-through-style="none" style:text-line-through-type="none" fo:language="de" fo:country="DE" fo:font-style="normal" fo:text-shadow="none" fo:font-weight="bold" style:language-asian="de" style:country-asian="DE" style:font-style-asian="normal" style:font-weight-asian="bold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$-&gt;tubaf/stu/common/topWith<text:span text:style-name="T8">out</text:span><text:span text:style-name="T7">Text</text:span>.odt</text:p>
      <text:p text:style-name="P10"/>
      <text:h text:style-name="P22" text:outline-level="1">Exmatrikulationsbescheinigung</text:h>
      <text:p text:style-name="P18"/>
      <text:p text:style-name="P18"/>
      <table:table table:name="Tabelle1" table:style-name="Tabelle1" table:template-name="Standardvorlage">
        <table:table-column table:style-name="Tabelle1.A"/>
        <table:table-column table:style-name="Tabelle1.B"/>
        <table:table-row>
          <table:table-cell table:style-name="Tabelle1.A1" office:value-type="string">
            <text:h text:style-name="P23" text:outline-level="1">Name, Vorname:</text:h>
          </table:table-cell>
          <table:table-cell table:style-name="Tabelle1.A1" office:value-type="string">
            <text:p text:style-name="P12">$$!<text:span text:style-name="T9">{</text:span>AkadGrad<text:span text:style-name="T9">}</text:span> $$!<text:span text:style-name="T9">{</text:span>AntiZus<text:span text:style-name="T9">}</text:span> $$<text:span text:style-name="T9">{</text:span>Nachname<text:span text:style-name="T9">}</text:span>, $$<text:span text:style-name="T9">{</text:span>Vorname<text:span text:style-name="T9">}</text:span></text:p>
          </table:table-cell>
        </table:table-row>
        <table:table-row>
          <table:table-cell table:style-name="Tabelle1.A1" office:value-type="string">
            <text:h text:style-name="P23" text:outline-level="1">Geburtsdatum/-ort:</text:h>
          </table:table-cell>
          <table:table-cell table:style-name="Tabelle1.A1" office:value-type="string">
            <text:p text:style-name="P13">$$!{GebDat} / $$!GebOrt</text:p>
          </table:table-cell>
        </table:table-row>
        <table:table-row>
          <table:table-cell table:style-name="Tabelle1.A1" office:value-type="string">
            <text:h text:style-name="P25" text:outline-level="1">Matrikelnummer:</text:h>
          </table:table-cell>
          <table:table-cell table:style-name="Tabelle1.B3" office:value-type="string">
            <text:p text:style-name="P9">$$!{MtkNr}</text:p>
          </table:table-cell>
        </table:table-row>
        <table:table-row>
          <table:table-cell table:style-name="Tabelle1.A1" office:value-type="string">
            <text:h text:style-name="P26" text:outline-level="1">Hochschulsemester:</text:h>
          </table:table-cell>
          <table:table-cell table:style-name="Tabelle1.B3" office:value-type="string">
            <text:p text:style-name="P31">$$!{Hssem}</text:p>
          </table:table-cell>
        </table:table-row>
        <table:table-row table:style-name="Tabelle1.5">
          <table:table-cell table:style-name="Tabelle1.A1" office:value-type="string">
            <text:h text:style-name="P24" text:outline-level="1">Urlaubssemester:</text:h>
          </table:table-cell>
          <table:table-cell table:style-name="Tabelle1.A1" office:value-type="string">
            <text:p text:style-name="P14">$$!{UrlSem}</text:p>
          </table:table-cell>
        </table:table-row>
        <table:table-row table:style-name="Tabelle1.5">
          <table:table-cell table:style-name="Tabelle1.A1" office:value-type="string">
            <text:h text:style-name="P27" text:outline-level="1"><text:span text:style-name="T10">K</text:span><text:span text:style-name="T11">ollegsemester:</text:span></text:h>
          </table:table-cell>
          <table:table-cell table:style-name="Tabelle1.A1" office:value-type="string">
            <text:p text:style-name="P14">$$!{Kollegsem}</text:p>
          </table:table-cell>
        </table:table-row>
      </table:table>
      <text:p text:style-name="P20"/>
      <table:table table:name="$${ROWCONTEXTS=,publishDetail.DegreeProgram}" table:style-name="_24__24__7b_ROWCONTEXTS_3d__2c_publishDetail.DegreeProgram_7d_">
        <table:table-column table:style-name="_24__24__7b_ROWCONTEXTS_3d__2c_publishDetail.DegreeProgram_7d_.A"/>
        <table:table-column table:style-name="_24__24__7b_ROWCONTEXTS_3d__2c_publishDetail.DegreeProgram_7d_.B"/>
        <table:table-column table:style-name="_24__24__7b_ROWCONTEXTS_3d__2c_publishDetail.DegreeProgram_7d_.C"/>
        <table:table-header-rows>
          <table:table-row table:style-name="_24__24__7b_ROWCONTEXTS_3d__2c_publishDetail.DegreeProgram_7d_.1">
            <table:table-cell table:style-name="_24__24__7b_ROWCONTEXTS_3d__2c_publishDetail.DegreeProgram_7d_.A1" table:number-columns-spanned="3" office:value-type="string">
              <text:h text:style-name="P29" text:outline-level="1"><text:span text:style-name="Absatz-Standardschriftart"><text:span text:style-name="T26">Studienverlauf</text:span></text:span></text:h>
            </table:table-cell>
            <table:covered-table-cell/>
            <table:covered-table-cell/>
          </table:table-row>
        </table:table-header-rows>
        <table:table-row table:style-name="_24__24__7b_ROWCONTEXTS_3d__2c_publishDetail.DegreeProgram_7d_.1">
          <table:table-cell table:style-name="_24__24__7b_ROWCONTEXTS_3d__2c_publishDetail.DegreeProgram_7d_.A2" office:value-type="string">
            <text:p text:style-name="P5">Abschluss<text:span text:style-name="T17">art</text:span></text:p>
          </table:table-cell>
          <table:table-cell table:style-name="_24__24__7b_ROWCONTEXTS_3d__2c_publishDetail.DegreeProgram_7d_.A2" office:value-type="string">
            <text:p text:style-name="P3">Studiengang</text:p>
          </table:table-cell>
          <table:table-cell table:style-name="_24__24__7b_ROWCONTEXTS_3d__2c_publishDetail.DegreeProgram_7d_.A2" office:value-type="string">
            <text:p text:style-name="P6">Zeitraum</text:p>
          </table:table-cell>
        </table:table-row>
        <table:table-row table:style-name="_24__24__7b_ROWCONTEXTS_3d__2c_publishDetail.DegreeProgram_7d_.3">
          <table:table-cell table:style-name="_24__24__7b_ROWCONTEXTS_3d__2c_publishDetail.DegreeProgram_7d_.A1" office:value-type="string">
            <text:p text:style-name="P19"><text:span text:style-name="T14">$if(</text:span><text:span text:style-name="T15">$$</text:span><text:span text:style-name="T14">len(</text:span>$$!DegreeProgramProgressReverse[0].CourseOfStudy.abschl<text:span text:style-name="T25">D)&lt;=</text:span><text:span text:style-name="T15">$$</text:span><text:span text:style-name="T14">len(</text:span>$$!DegreeProgramProgressReverse[0].CourseOfStudy.abschl<text:span text:style-name="T25">K),</text:span>$$!DegreeProgramProgressReverse[0].CourseOfStudy.abschl<text:span text:style-name="T25">D,</text:span>$$!DegreeProgramProgressReverse[0].CourseOfStudy.abschl<text:span text:style-name="T25">K)</text:span></text:p>
          </table:table-cell>
          <table:table-cell table:style-name="_24__24__7b_ROWCONTEXTS_3d__2c_publishDetail.DegreeProgram_7d_.A1" office:value-type="string">
            <text:p text:style-name="P21"><text:span text:style-name="Absatz-Standardschriftart"><text:span text:style-name="T18">$$!DegreeProgramProgressReverse[0].CourseOfStudy.Subject.longtext</text:span></text:span></text:p>
          </table:table-cell>
          <table:table-cell table:style-name="_24__24__7b_ROWCONTEXTS_3d__2c_publishDetail.DegreeProgram_7d_.A1" office:value-type="string">
            <text:p text:style-name="P32"><text:span text:style-name="Absatz-Standardschriftart"><text:span text:style-name="T18">$$fdate($$!DegreeProgramAggregation.startdate_min, 'dd.MM.yyyy') - </text:span></text:span><text:span text:style-name="Absatz-Standardschriftart"><text:span text:style-name="T22">$if(</text:span></text:span><text:span text:style-name="Absatz-Standardschriftart"><text:span text:style-name="T18">$$!DegreeProgramAggregation.</text:span></text:span><text:span text:style-name="Absatz-Standardschriftart"><text:span text:style-name="T22">exmadate!=</text:span></text:span><text:span text:style-name="Absatz-Standardschriftart"><text:span text:style-name="T18">''</text:span></text:span><text:span text:style-name="Absatz-Standardschriftart"><text:span text:style-name="T23">, </text:span></text:span><text:span text:style-name="Absatz-Standardschriftart"><text:span text:style-name="T18">$$!DegreeProgramAggregation.</text:span></text:span><text:span text:style-name="Absatz-Standardschriftart"><text:span text:style-name="T22">exmadate, </text:span></text:span><text:span text:style-name="Absatz-Standardschriftart"><text:span text:style-name="T18">$$!DegreeProgramAggregation.</text:span></text:span><text:span text:style-name="Absatz-Standardschriftart"><text:span text:style-name="T22">enddate_max</text:span></text:span><text:span text:style-name="Absatz-Standardschriftart"><text:span text:style-name="T24">)</text:span></text:span></text:p>
          </table:table-cell>
        </table:table-row>
      </table:table>
      <text:p text:style-name="P17"/>
      <table:table table:name="$${ROWCONTEXTS=AllStudySegFinished}" table:style-name="_24__24__7b_ROWCONTEXTS_3d_AllStudySegFinished_7d_">
        <table:table-column table:style-name="_24__24__7b_ROWCONTEXTS_3d_AllStudySegFinished_7d_.A"/>
        <table:table-column table:style-name="_24__24__7b_ROWCONTEXTS_3d_AllStudySegFinished_7d_.B"/>
        <table:table-header-rows>
          <table:table-row table:style-name="_24__24__7b_ROWCONTEXTS_3d_AllStudySegFinished_7d_.1">
            <table:table-cell table:style-name="_24__24__7b_ROWCONTEXTS_3d_AllStudySegFinished_7d_.A1" table:number-columns-spanned="2" office:value-type="string">
              <text:h text:style-name="P28" text:outline-level="1"><text:span text:style-name="T6">Bestandene Abschlussp</text:span><text:span text:style-name="T5">rüfungen</text:span></text:h>
            </table:table-cell>
            <table:covered-table-cell/>
          </table:table-row>
          <table:table-row table:style-name="_24__24__7b_ROWCONTEXTS_3d_AllStudySegFinished_7d_.1">
            <table:table-cell table:style-name="_24__24__7b_ROWCONTEXTS_3d_AllStudySegFinished_7d_.A2" office:value-type="string">
              <text:p text:style-name="P2">Studiengang</text:p>
            </table:table-cell>
            <table:table-cell table:style-name="_24__24__7b_ROWCONTEXTS_3d_AllStudySegFinished_7d_.A2" office:value-type="string">
              <text:p text:style-name="P4">Abschluss</text:p>
            </table:table-cell>
          </table:table-row>
        </table:table-header-rows>
        <table:table-row table:style-name="_24__24__7b_ROWCONTEXTS_3d_AllStudySegFinished_7d_.3">
          <table:table-cell table:style-name="_24__24__7b_ROWCONTEXTS_3d_AllStudySegFinished_7d_.A1" office:value-type="string">
            <text:p text:style-name="P7"><office:annotation loext:resolved="false"><dc:creator>Unbekannter Autor</dc:creator><dc:date>2024-10-29T16:10:48.118000000</dc:date><text:p text:style-name="P33"><text:span text:style-name="T27">$if('$$!{.ReasonOfFinishing.HiskeyId}' != '3001',skip,)</text:span></text:p></office:annotation>$$<text:span text:style-name="T12">Fach</text:span>L</text:p>
          </table:table-cell>
          <table:table-cell table:style-name="_24__24__7b_ROWCONTEXTS_3d_AllStudySegFinished_7d_.A1" office:value-type="string">
            <text:p text:style-name="P8"><text:span text:style-name="T14">$if(</text:span><text:span text:style-name="T15">$$</text:span><text:span text:style-name="T14">len(</text:span>$$AbschlD<text:span text:style-name="T14">)&lt;</text:span><text:span text:style-name="T16">=</text:span><text:span text:style-name="T15">$$</text:span><text:span text:style-name="T14">len($$AbschlK),$$Abschl</text:span><text:span text:style-name="T15">D</text:span><text:span text:style-name="T14">,$$Abschl</text:span><text:span text:style-name="T15">K</text:span><text:span text:style-name="T14">)</text:span></text:p>
          </table:table-cell>
        </table:table-row>
      </table:table>
      <text:p text:style-name="P16"/>
      <text:p text:style-name="P15">$#report.var.tubaf.cm.stu.disclaimer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fo:language="de" fo:country="D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</style:style>
    <style:style style:name="MT1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style:font-name="Carlito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1"><text:span text:style-name="MT1">$-&gt;</text:span><text:span text:style-name="MT2">tubaf/common</text:span><text:span text:style-name="MT1">/</text:span><text:span text:style-name="MT4">footer</text:span><text:span text:style-name="MT2">WithL</text:span><text:span text:style-name="MT4">abel</text:span><text:span text:style-name="MT1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3T10:46:00</meta:creation-date>
    <dc:date>2025-03-13T11:47:53.435000000</dc:date>
    <meta:generator>LibreOffice/7.6.4.1$Windows_x86 LibreOffice_project/e19e193f88cd6c0525a17fb7a176ed8e6a3e2aa1</meta:generator>
    <meta:editing-duration>P8DT4H58M35S</meta:editing-duration>
    <meta:editing-cycles>617</meta:editing-cycles>
    <meta:document-statistic meta:table-count="3" meta:image-count="0" meta:object-count="0" meta:page-count="1" meta:paragraph-count="29" meta:word-count="41" meta:character-count="1053" meta:non-whitespace-character-count="1041"/>
  </office:meta>
</office:document-meta>
</file>